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cm" loext:contextual-spacing="false" fo:text-align="end" style:justify-single-word="false"/>
      <style:text-properties fo:font-size="8.25pt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8.25pt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size="8.25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7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8" style:family="paragraph" style:parent-style-name="Table_20_Heading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404040" fo:font-size="8.25pt" fo:font-weight="bold"/>
    </style:style>
    <style:style style:name="P9" style:family="paragraph" style:parent-style-name="Table_20_Heading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404040" fo:font-size="8.25pt" fo:font-weight="bold"/>
    </style:style>
    <style:style style:name="P10" style:family="paragraph" style:parent-style-name="Table_20_Heading">
      <style:paragraph-properties fo:margin-left="0cm" fo:margin-right="0cm" fo:text-indent="0.079cm" style:auto-text-indent="false"/>
      <style:text-properties fo:font-size="2pt" style:font-size-asian="2pt" style:font-size-complex="2pt"/>
    </style:style>
    <style:style style:name="P11" style:family="paragraph" style:parent-style-name="Standard">
      <style:text-properties officeooo:rsid="00179208" officeooo:paragraph-rsid="00179208"/>
    </style:style>
    <style:style style:name="P12" style:family="paragraph" style:parent-style-name="Standard">
      <style:text-properties officeooo:rsid="00179208" officeooo:paragraph-rsid="0029c4bb"/>
    </style:style>
    <style:style style:name="P13" style:family="paragraph" style:parent-style-name="Standard">
      <style:text-properties officeooo:rsid="0019cdf9" officeooo:paragraph-rsid="0019cdf9"/>
    </style:style>
    <style:style style:name="P14" style:family="paragraph" style:parent-style-name="Standard">
      <style:text-properties officeooo:rsid="0019cdf9" officeooo:paragraph-rsid="0019ee2e"/>
    </style:style>
    <style:style style:name="P15" style:family="paragraph" style:parent-style-name="Standard">
      <style:text-properties officeooo:rsid="0019cdf9" officeooo:paragraph-rsid="00293dc0"/>
    </style:style>
    <style:style style:name="P16" style:family="paragraph" style:parent-style-name="Standard">
      <style:paragraph-properties fo:text-align="start" style:justify-single-word="false"/>
      <style:text-properties officeooo:rsid="0019cdf9" officeooo:paragraph-rsid="00293dc0"/>
    </style:style>
    <style:style style:name="P17" style:family="paragraph" style:parent-style-name="Standard">
      <style:text-properties officeooo:rsid="001a97dd" officeooo:paragraph-rsid="001a97dd"/>
    </style:style>
    <style:style style:name="P18" style:family="paragraph" style:parent-style-name="Standard">
      <style:text-properties officeooo:rsid="001a97dd" officeooo:paragraph-rsid="001b18d6"/>
    </style:style>
    <style:style style:name="P19" style:family="paragraph" style:parent-style-name="Standard">
      <style:text-properties officeooo:rsid="001a97dd" officeooo:paragraph-rsid="00293dc0"/>
    </style:style>
    <style:style style:name="P20" style:family="paragraph" style:parent-style-name="Standard">
      <style:text-properties officeooo:rsid="001b18d6" officeooo:paragraph-rsid="001b18d6"/>
    </style:style>
    <style:style style:name="P21" style:family="paragraph" style:parent-style-name="Standard">
      <style:text-properties officeooo:rsid="001b18d6" officeooo:paragraph-rsid="00293dc0"/>
    </style:style>
    <style:style style:name="P22" style:family="paragraph" style:parent-style-name="Standard">
      <style:text-properties officeooo:rsid="001d1a6f" officeooo:paragraph-rsid="001d1a6f"/>
    </style:style>
    <style:style style:name="P23" style:family="paragraph" style:parent-style-name="Standard">
      <style:text-properties officeooo:rsid="001d1a6f" officeooo:paragraph-rsid="0029c4bb"/>
    </style:style>
    <style:style style:name="P24" style:family="paragraph" style:parent-style-name="Standard">
      <style:text-properties officeooo:rsid="001efd7a" officeooo:paragraph-rsid="001efd7a"/>
    </style:style>
    <style:style style:name="P25" style:family="paragraph" style:parent-style-name="Standard">
      <style:text-properties officeooo:rsid="001efd7a" officeooo:paragraph-rsid="001f4248"/>
    </style:style>
    <style:style style:name="P26" style:family="paragraph" style:parent-style-name="Standard">
      <style:text-properties officeooo:rsid="001efd7a" officeooo:paragraph-rsid="0029c4bb"/>
    </style:style>
    <style:style style:name="P27" style:family="paragraph" style:parent-style-name="Standard">
      <style:text-properties officeooo:rsid="001f4248" officeooo:paragraph-rsid="001f4248"/>
    </style:style>
    <style:style style:name="P28" style:family="paragraph" style:parent-style-name="Standard">
      <style:text-properties officeooo:rsid="001f4248" officeooo:paragraph-rsid="0029c923"/>
    </style:style>
    <style:style style:name="P29" style:family="paragraph" style:parent-style-name="Standard">
      <style:text-properties officeooo:rsid="00205072" officeooo:paragraph-rsid="00205072"/>
    </style:style>
    <style:style style:name="P30" style:family="paragraph" style:parent-style-name="Standard">
      <style:text-properties officeooo:rsid="00205072" officeooo:paragraph-rsid="00223ffb"/>
    </style:style>
    <style:style style:name="P31" style:family="paragraph" style:parent-style-name="Standard">
      <style:text-properties officeooo:rsid="00205072" officeooo:paragraph-rsid="0029c4bb"/>
    </style:style>
    <style:style style:name="P32" style:family="paragraph" style:parent-style-name="Standard">
      <style:text-properties officeooo:rsid="00223ffb" officeooo:paragraph-rsid="00223ffb"/>
    </style:style>
    <style:style style:name="P33" style:family="paragraph" style:parent-style-name="Standard">
      <style:text-properties officeooo:rsid="00223ffb" officeooo:paragraph-rsid="0029c4bb"/>
    </style:style>
    <style:style style:name="P34" style:family="paragraph" style:parent-style-name="Standard">
      <style:text-properties officeooo:rsid="00236800" officeooo:paragraph-rsid="00236800"/>
    </style:style>
    <style:style style:name="P35" style:family="paragraph" style:parent-style-name="Standard">
      <style:text-properties officeooo:rsid="00236800" officeooo:paragraph-rsid="0024c5be"/>
    </style:style>
    <style:style style:name="P36" style:family="paragraph" style:parent-style-name="Standard">
      <style:text-properties officeooo:rsid="00236800" officeooo:paragraph-rsid="0029c923"/>
    </style:style>
    <style:style style:name="P37" style:family="paragraph" style:parent-style-name="Standard">
      <style:text-properties officeooo:rsid="0024c5be" officeooo:paragraph-rsid="0024c5be"/>
    </style:style>
    <style:style style:name="P38" style:family="paragraph" style:parent-style-name="Standard">
      <style:text-properties officeooo:rsid="0024c5be" officeooo:paragraph-rsid="0029c923"/>
    </style:style>
    <style:style style:name="P39" style:family="paragraph" style:parent-style-name="Standard">
      <style:text-properties officeooo:paragraph-rsid="0024c5be"/>
    </style:style>
    <style:style style:name="P40" style:family="paragraph" style:parent-style-name="Standard">
      <style:text-properties officeooo:rsid="00269bb4" officeooo:paragraph-rsid="00269bb4"/>
    </style:style>
    <style:style style:name="P41" style:family="paragraph" style:parent-style-name="Standard">
      <style:text-properties officeooo:rsid="00269bb4" officeooo:paragraph-rsid="00282a3c"/>
    </style:style>
    <style:style style:name="P42" style:family="paragraph" style:parent-style-name="Standard">
      <style:text-properties officeooo:rsid="00269bb4" officeooo:paragraph-rsid="0029c923"/>
    </style:style>
    <style:style style:name="P43" style:family="paragraph" style:parent-style-name="Standard">
      <style:text-properties officeooo:rsid="00282a3c" officeooo:paragraph-rsid="00282a3c"/>
    </style:style>
    <style:style style:name="P44" style:family="paragraph" style:parent-style-name="Standard">
      <style:text-properties officeooo:rsid="00282a3c" officeooo:paragraph-rsid="0029c923"/>
    </style:style>
    <style:style style:name="P45" style:family="paragraph" style:parent-style-name="Standard">
      <style:text-properties officeooo:rsid="0029c923" officeooo:paragraph-rsid="0029c923"/>
    </style:style>
    <style:style style:name="T1" style:family="text">
      <style:text-properties fo:color="#40404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fo:color="#404040" style:text-line-through-style="none" style:text-line-through-type="none" fo:font-size="8.25pt" style:text-underline-style="none" style:text-blinking="false" fo:background-color="transparent" loext:char-shading-value="0" loext:padding="0cm" loext:border="none"/>
    </style:style>
    <style:style style:name="T3" style:family="text">
      <style:text-properties officeooo:rsid="0019cdf9"/>
    </style:style>
    <style:style style:name="T4" style:family="text">
      <style:text-properties officeooo:rsid="001b18d6"/>
    </style:style>
    <style:style style:name="T5" style:family="text">
      <style:text-properties officeooo:rsid="001d1a6f"/>
    </style:style>
    <style:style style:name="T6" style:family="text">
      <style:text-properties officeooo:rsid="001f4248"/>
    </style:style>
    <style:style style:name="T7" style:family="text">
      <style:text-properties officeooo:rsid="0024c5be"/>
    </style:style>
    <style:style style:name="T8" style:family="text">
      <style:text-properties officeooo:rsid="00282a3c"/>
    </style:style>
    <style:style style:name="T9" style:family="text">
      <style:text-properties officeooo:rsid="00293dc0"/>
    </style:style>
    <style:style style:name="T10" style:family="text">
      <style:text-properties officeooo:rsid="0029c4bb"/>
    </style:style>
    <style:style style:name="T11" style:family="text">
      <style:text-properties officeooo:rsid="0029c923"/>
    </style:style>
    <style:style style:name="T12" style:family="text">
      <style:text-properties officeooo:rsid="002b9967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45"><text:span text:style-name="T13">Real Madrid, Bayern, Barcelona, Atlético, Juventus</text:span>, Sevilla, Chelsa, Manchester, United, <text:span text:style-name="T12">Paris</text:span></text:p>
      <text:p text:style-name="P15"/>
      <text:p text:style-name="P15"><text:span text:style-name="T9">N</text:span>ome,<text:span text:style-name="T9">P</text:span>osição,<text:span text:style-name="T9">I</text:span>dade,<text:span text:style-name="T9">Técnica,Físico,Inteligencia,Motivação (todos iniciam com 50%)</text:span></text:p>
      <text:p text:style-name="P13"/>
      <text:p text:style-name="P13">Real Madrid</text:p>
      <text:p text:style-name="P13"/>
      <text:p text:style-name="P16">Cristiano Ronaldo,Atacante,31,<text:span text:style-name="T4">9</text:span>4,<text:span text:style-name="T4">9</text:span>4,<text:span text:style-name="T9">93,50</text:span></text:p>
      <text:p text:style-name="P14">Gareth Bale,<text:span text:style-name="T8">Atacante</text:span>,27,<text:span text:style-name="T4">90,90,89,50</text:span></text:p>
      <text:p text:style-name="P14">Luka Modric,Meia,31,<text:span text:style-name="T4">89,89,88,50</text:span></text:p>
      <text:p text:style-name="P14">Sergio Ramos,Zagueiro,30,<text:span text:style-name="T4">89,89,88,50</text:span></text:p>
      <text:p text:style-name="P14">Toni Kroos,<text:span text:style-name="T8">Meia</text:span>,26,<text:span text:style-name="T4">88,90,89,50</text:span></text:p>
      <text:p text:style-name="P17">Pepe<text:span text:style-name="T3">,</text:span>Zagueiro,<text:span text:style-name="T3">33,88,88,87,50</text:span></text:p>
      <text:p text:style-name="P18">James Rodríguez,Meia,<text:span text:style-name="T3">2</text:span>5,<text:span text:style-name="T4">87,92,89,50</text:span></text:p>
      <text:p text:style-name="P17">Karim Benzema,Atacante,<text:span text:style-name="T3">2</text:span>8,<text:span text:style-name="T4">87,87,85,50</text:span></text:p>
      <text:p text:style-name="P19">Marcelo,<text:span text:style-name="T8">Zagueiro</text:span>,<text:span text:style-name="T3">2</text:span>8,<text:span text:style-name="T4">86,86,84,50</text:span></text:p>
      <text:p text:style-name="P17">Keylor Navas,Goleiro,<text:span text:style-name="T3">2</text:span>9,<text:span text:style-name="T4">85,85,86,50 </text:span></text:p>
      <text:p text:style-name="P18">Raphael Varane,Zagueiro,<text:span text:style-name="T3">23,84,91,87,50</text:span></text:p>
      <text:p text:style-name="P18">Isco,Meia,<text:span text:style-name="T3">24,84,88,86,50</text:span></text:p>
      <text:p text:style-name="P18">Carvajal,<text:span text:style-name="T8">Zagueiro</text:span>,<text:span text:style-name="T3">24,83,86,85,50</text:span></text:p>
      <text:p text:style-name="P18">Morata,Atacante,<text:span text:style-name="T3">23,82,86,88,50</text:span></text:p>
      <text:p text:style-name="P19">Casemiro,<text:span text:style-name="T8">Meia</text:span>,<text:span text:style-name="T3">24,82,87,83,50</text:span></text:p>
      <text:p text:style-name="P18">Marco Asensio,Meia,<text:span text:style-name="T3">2</text:span>0,<text:span text:style-name="T4">81,89,87,50</text:span></text:p>
      <text:p text:style-name="P19">Lucas Vázquez,Meia,<text:span text:style-name="T3">2</text:span>5,<text:span text:style-name="T4">81,84,82,50</text:span></text:p>
      <text:p text:style-name="P19">Danilo,<text:span text:style-name="T8">Zagueiro</text:span>,<text:span text:style-name="T3">2</text:span>5,<text:span text:style-name="T4">80,83,81,50</text:span></text:p>
      <text:p text:style-name="P19">Fábio Coentrão,<text:span text:style-name="T8">Zagueiro</text:span>,<text:span text:style-name="T3">2</text:span>8,<text:span text:style-name="T4">80,80,81,50</text:span></text:p>
      <text:p text:style-name="P19">Mateo Kovacic,Meia,<text:span text:style-name="T3">22,79,85,81,50</text:span></text:p>
      <text:p text:style-name="P17">Kiko Casilla,Goleiro,<text:span text:style-name="T3">3</text:span>0,<text:span text:style-name="T4">79,79,78,50</text:span></text:p>
      <text:p text:style-name="P17">Nacho Fernández,Zagueiro,<text:span text:style-name="T3">2</text:span>6,<text:span text:style-name="T4">78,80,79,50</text:span></text:p>
      <text:p text:style-name="P18">Lucas Silva,<text:span text:style-name="T8">Meia</text:span>,<text:span text:style-name="T3">23,74,76,77,50</text:span></text:p>
      <text:p text:style-name="P18">Mariano,Atacante,<text:span text:style-name="T3">23,71,80,75,50</text:span></text:p>
      <text:p text:style-name="P18">Martin Odegaard,Meia,<text:span text:style-name="T3">1</text:span>7,<text:span text:style-name="T4">70,83,77,50</text:span></text:p>
      <text:p text:style-name="P19">Sergio Díaz,Atacante,<text:span text:style-name="T3">1</text:span>8,<text:span text:style-name="T4">67,81,72,50</text:span></text:p>
      <text:p text:style-name="P19">Aleix Febas,Meia,<text:span text:style-name="T3">2</text:span>0,<text:span text:style-name="T4">67,82,74</text:span></text:p>
      <text:p text:style-name="P19">Enzo Fernández,Meia,<text:span text:style-name="T3">21,66,75,71,50</text:span></text:p>
      <text:p text:style-name="P17">Philipp Lienhart,Zagueiro,<text:span text:style-name="T3">2</text:span>0,<text:span text:style-name="T4">65,80,75,50</text:span></text:p>
      <text:p text:style-name="P19">Nikos Vergos,Atacante,<text:span text:style-name="T3">2</text:span>0,<text:span text:style-name="T4">65,74,72,50</text:span></text:p>
      <text:p text:style-name="P20">Rubén Yáñez,Goleiro,<text:span text:style-name="T3">23,</text:span>65,7<text:span text:style-name="T3">3,70,50</text:span></text:p>
      <text:p text:style-name="P21">Achraf Hakimi,<text:span text:style-name="T8">Zagueiro</text:span>,<text:span text:style-name="T3">1</text:span>7,6<text:span text:style-name="T3">4,</text:span>75,<text:span text:style-name="T9">71,50</text:span></text:p>
      <text:p text:style-name="P20">Álvaro Tejero,<text:span text:style-name="T8">Zagueiro</text:span>,<text:span text:style-name="T3">2</text:span>0,6<text:span text:style-name="T3">2,</text:span>75,<text:span text:style-name="T10">70,50</text:span></text:p>
      <text:p text:style-name="P11"/>
      <text:p text:style-name="P11">Barcelona</text:p>
      <text:p text:style-name="P11"/>
      <text:p text:style-name="P12">Neymar,Atacante,<text:span text:style-name="T5">24,92,95,93,50</text:span></text:p>
      <text:p text:style-name="P12">Lionel Messi,Atacante,<text:span text:style-name="T5">29,93,93,94,50</text:span></text:p>
      <text:p text:style-name="P31">Luis Suárez,Atacante,<text:span text:style-name="T5">2</text:span>9,9<text:span text:style-name="T5">2,</text:span>9<text:span text:style-name="T5">2,91,50</text:span></text:p>
      <text:p text:style-name="P29">Iniesta,Meia,<text:span text:style-name="T5">32,</text:span>88,88,<text:span text:style-name="T10">89,50</text:span></text:p>
      <text:p text:style-name="P29">Sergio Busquets,<text:span text:style-name="T8">Meia</text:span>,<text:span text:style-name="T5">2</text:span>8,87,88,<text:span text:style-name="T10">89,50</text:span></text:p>
      <text:p text:style-name="P29">Ivan Rakitc,Meia,<text:span text:style-name="T5">2</text:span>8,87,87,<text:span text:style-name="T10">85,50</text:span></text:p>
      <text:p text:style-name="P29">Jordi Alba,<text:span text:style-name="T8">Zagueiro</text:span>,<text:span text:style-name="T5">2</text:span>7,86,87,<text:span text:style-name="T10">88,50</text:span></text:p>
      <text:p text:style-name="P31">Piqué,Zagueiro,<text:span text:style-name="T5">2</text:span>9,86,86,<text:span text:style-name="T10">82,50</text:span></text:p>
      <text:p text:style-name="P29">Javier Mascherano,Zagueiro,<text:span text:style-name="T5">32,</text:span>85,85,<text:span text:style-name="T10">88,50</text:span></text:p>
      <text:p text:style-name="P30"><text:soft-page-break/>André Gomes,Meia,<text:span text:style-name="T5">23,84,90,86,50</text:span></text:p>
      <text:p text:style-name="P33">Arda Turan,Meia,<text:span text:style-name="T5">2</text:span>9,8<text:span text:style-name="T5">4,</text:span>8<text:span text:style-name="T5">4,82,50</text:span></text:p>
      <text:p text:style-name="P32">Marc-André ter Stegen,Goleiro,<text:span text:style-name="T5">24,</text:span>8<text:span text:style-name="T5">3,</text:span>88,<text:span text:style-name="T10">85,50</text:span></text:p>
      <text:p text:style-name="P33">Samuel Umtiti,Zagueiro,<text:span text:style-name="T5">22,</text:span>8<text:span text:style-name="T5">2,</text:span>87,<text:span text:style-name="T10">83,50</text:span></text:p>
      <text:p text:style-name="P32">Paco Alcácer,Atacante,<text:span text:style-name="T5">23,</text:span>8<text:span text:style-name="T5">1,</text:span>87,<text:span text:style-name="T10">85,50</text:span></text:p>
      <text:p text:style-name="P33">Jasper Cillessen,Goleiro,<text:span text:style-name="T5">2</text:span>7,8<text:span text:style-name="T5">1,</text:span>8<text:span text:style-name="T5">3,82,50</text:span></text:p>
      <text:p text:style-name="P32">Jérémy Mathieu,Zagueiro,<text:span text:style-name="T5">32</text:span>,8<text:span text:style-name="T5">1,</text:span>8<text:span text:style-name="T5">1,79,50</text:span></text:p>
      <text:p text:style-name="P33">Danis Suárez,Meia,<text:span text:style-name="T5">22,</text:span>80,87,<text:span text:style-name="T10">84,50</text:span></text:p>
      <text:p text:style-name="P33">Rafinha,Meia,<text:span text:style-name="T5">23,</text:span>80,85,<text:span text:style-name="T10">82,50</text:span></text:p>
      <text:p text:style-name="P32">Lucas Digne,<text:span text:style-name="T8">Zagueiro</text:span>,<text:span text:style-name="T5">23,</text:span>70,8<text:span text:style-name="T5">4,75,50</text:span></text:p>
      <text:p text:style-name="P33">Sergi Roberto,Meia,<text:span text:style-name="T5">24,</text:span>79,85,<text:span text:style-name="T10">81,50</text:span></text:p>
      <text:p text:style-name="P32">Aleix Vidal,Meia,<text:span text:style-name="T5">2</text:span>7,77,78,<text:span text:style-name="T10">76,50</text:span></text:p>
      <text:p text:style-name="P32">Marlon Santos,Zagueiro,<text:span text:style-name="T5">21,</text:span>7<text:span text:style-name="T5">2,</text:span>8<text:span text:style-name="T5">2,75,50</text:span></text:p>
      <text:p text:style-name="P32">Borja López,Zagueiro,<text:span text:style-name="T5">22</text:span>,7<text:span text:style-name="T5">1,</text:span>8<text:span text:style-name="T5">1,76,50</text:span></text:p>
      <text:p text:style-name="P32">Gerard,Meia,<text:span text:style-name="T5">21,</text:span>70,7<text:span text:style-name="T5">4,70,50</text:span></text:p>
      <text:p text:style-name="P32">Jordi Masip,Goleiro,<text:span text:style-name="T5">2</text:span>7,70,7<text:span text:style-name="T5">1,69,50</text:span></text:p>
      <text:p text:style-name="P33">Nili Perdomo,<text:span text:style-name="T8">Zagueiro</text:span>,<text:span text:style-name="T5">22,</text:span>69,78,<text:span text:style-name="T10">71,50</text:span></text:p>
      <text:p text:style-name="P32">Wilfrid Kaptoum,Meia,<text:span text:style-name="T5">2</text:span>0,68,76,<text:span text:style-name="T10">75,50</text:span></text:p>
      <text:p text:style-name="P33">Sergi Palencia,<text:span text:style-name="T8">Zagueiro</text:span>,<text:span text:style-name="T5">2</text:span>0,66,78,<text:span text:style-name="T10">74,50</text:span></text:p>
      <text:p text:style-name="P33">José Suarez,Goleiro,<text:span text:style-name="T5">2</text:span>0,66,77,<text:span text:style-name="T10">72,50</text:span></text:p>
      <text:p text:style-name="P32">Marc Cardona,Atacante,<text:span text:style-name="T5">21,</text:span>65,7<text:span text:style-name="T5">4,70,50</text:span></text:p>
      <text:p text:style-name="P11"/>
      <text:p text:style-name="P22">Bayern</text:p>
      <text:p text:style-name="P22"/>
      <text:p text:style-name="P23">Manuel Neuer,Goleiro,30,92,92,<text:span text:style-name="T10">91,50</text:span></text:p>
      <text:p text:style-name="P23">Robert Lewandowski,Atacante,28,90,90,<text:span text:style-name="T10">91,50</text:span></text:p>
      <text:p text:style-name="P24">Jérôme Boateng,Zagueiro,<text:span text:style-name="T5">2</text:span>8,90,90,<text:span text:style-name="T10">90,50</text:span></text:p>
      <text:p text:style-name="P24">Philipp Lahm,<text:span text:style-name="T8">Zagueiro</text:span>,<text:span text:style-name="T5">32,</text:span>88,88,<text:span text:style-name="T10">89,50</text:span></text:p>
      <text:p text:style-name="P24">David Alaba,Zagueiro,<text:span text:style-name="T5">24,</text:span>87,90,<text:span text:style-name="T10">88,50</text:span></text:p>
      <text:p text:style-name="P24">Thomas Muller,Meia,<text:span text:style-name="T5">2</text:span>7,87,88,<text:span text:style-name="T10">85,50</text:span></text:p>
      <text:p text:style-name="P24">Arturo Vidal,<text:span text:style-name="T8">Meia</text:span>,<text:span text:style-name="T5">2</text:span>9,87,87,<text:span text:style-name="T10">86,50</text:span></text:p>
      <text:p text:style-name="P26">Mats Hummels,Zagueiro,<text:span text:style-name="T5">2</text:span>7,87,87,<text:span text:style-name="T10">81,50</text:span></text:p>
      <text:p text:style-name="P24">Arjen Robben,Meia,<text:span text:style-name="T5">32,</text:span>87,87,<text:span text:style-name="T10">85,50</text:span></text:p>
      <text:p text:style-name="P24">Franck Ribéry,Meia,<text:span text:style-name="T5">33,</text:span>86,86,<text:span text:style-name="T10">88,50 </text:span></text:p>
      <text:p text:style-name="P26">Douglas Costa,Meia,<text:span text:style-name="T5">2</text:span>6,8<text:span text:style-name="T5">4,</text:span>85,<text:span text:style-name="T10">81,50</text:span></text:p>
      <text:p text:style-name="P24">Thiago,Volante,<text:span text:style-name="T5">2</text:span>5,8<text:span text:style-name="T5">4,</text:span>87,<text:span text:style-name="T10">86,50</text:span></text:p>
      <text:p text:style-name="P24">Javi Martinez,Zagueiro,<text:span text:style-name="T5">2</text:span>8,8<text:span text:style-name="T5">4,</text:span>85,<text:span text:style-name="T10">85,50</text:span></text:p>
      <text:p text:style-name="P24">Xabi Alonso,<text:span text:style-name="T8">Meia</text:span>,<text:span text:style-name="T5">34,</text:span>8<text:span text:style-name="T5">4,</text:span>8<text:span text:style-name="T5">4,86,50</text:span></text:p>
      <text:p text:style-name="P24">Kingsley Coman,Atacante,<text:span text:style-name="T5">2</text:span>0,8<text:span text:style-name="T5">1,</text:span>88,<text:span text:style-name="T10">85,50</text:span></text:p>
      <text:p text:style-name="P24">Joshua Kimmich,<text:span text:style-name="T8">Zagueiro</text:span>,<text:span text:style-name="T5">21,</text:span>79,88,<text:span text:style-name="T10">85,50</text:span></text:p>
      <text:p text:style-name="P26">Bernat,<text:span text:style-name="T9">Zagueiro</text:span>,<text:span text:style-name="T5">23,</text:span>79,8<text:span text:style-name="T5">3,81,50</text:span></text:p>
      <text:p text:style-name="P26">Holger Badstuber,Zagueiro,<text:span text:style-name="T5">2</text:span>7,79,79,<text:span text:style-name="T10">81,50</text:span></text:p>
      <text:p text:style-name="P25">Rafinha,<text:span text:style-name="T6">Zagueiro,31,78,78,76,50</text:span></text:p>
      <text:p text:style-name="P27">Renato Sanches,Meia,<text:span text:style-name="T5">1</text:span>9,78,90,<text:span text:style-name="T11">79,50</text:span></text:p>
      <text:p text:style-name="P27">Sven Ulreich,Goleiro,<text:span text:style-name="T5">2</text:span>8,77,77,<text:span text:style-name="T11">75,50</text:span></text:p>
      <text:p text:style-name="P28">Tom Starke,Goleiro,<text:span text:style-name="T5">3</text:span>5,7<text:span text:style-name="T5">4,</text:span>7<text:span text:style-name="T5">4,71,50</text:span></text:p>
      <text:p text:style-name="P28">Julian Green,Atacante,<text:span text:style-name="T5">21,</text:span>68,75,<text:span text:style-name="T11">72,50</text:span></text:p>
      <text:p text:style-name="P27">Fabian Benjo,Meia,<text:span text:style-name="T5">1</text:span>8,6<text:span text:style-name="T5">1,</text:span>79,<text:span text:style-name="T11">65,50</text:span></text:p>
      <text:p text:style-name="P28">Niklas Dorsch,<text:span text:style-name="T9">Meia</text:span>,<text:span text:style-name="T5">1</text:span>8,59,78,<text:span text:style-name="T11">63,50</text:span></text:p>
      <text:p text:style-name="P28">Feliz Gotze,Zagueiro,<text:span text:style-name="T5">1</text:span>8,59,7<text:span text:style-name="T5">2,61,50</text:span></text:p>
      <text:p text:style-name="P27">Erdal Ozturk,Meia,<text:span text:style-name="T5">2</text:span>0,58,70,<text:span text:style-name="T11">65,50</text:span></text:p>
      <text:p text:style-name="P27"/>
      <text:p text:style-name="P34"><text:soft-page-break/>Atlético Madrid</text:p>
      <text:p text:style-name="P34"/>
      <text:p text:style-name="P34">Antoine Griezmann,Atacante,<text:span text:style-name="T5">2</text:span>5,88,9<text:span text:style-name="T5">2,89,50</text:span></text:p>
      <text:p text:style-name="P34">Diego Godín,Zagueiro,<text:span text:style-name="T5">3</text:span>0,88,<text:span text:style-name="T11">90,87,50</text:span></text:p>
      <text:p text:style-name="P34">Jan Oblak,Goleiro,<text:span text:style-name="T5">23,</text:span>87,9<text:span text:style-name="T5">1,90,50</text:span></text:p>
      <text:p text:style-name="P34">Nicolás Gaitán,Meia,<text:span text:style-name="T5">2</text:span>8,85,85,<text:span text:style-name="T11">86,50</text:span></text:p>
      <text:p text:style-name="P36">Filipe Luís,<text:span text:style-name="T9">Zagueiro</text:span>,<text:span text:style-name="T5">31,</text:span>85,85,<text:span text:style-name="T11">84,50</text:span></text:p>
      <text:p text:style-name="P34">Koke,Meia,<text:span text:style-name="T5">24,</text:span>8<text:span text:style-name="T5">4,</text:span>88,<text:span text:style-name="T11">86,50</text:span></text:p>
      <text:p text:style-name="P34">José María Giménez,Zagueiro,<text:span text:style-name="T5">21,</text:span>8<text:span text:style-name="T5">3,</text:span>88,<text:span text:style-name="T11">85,50</text:span></text:p>
      <text:p text:style-name="P36">Kévin Gameiro,Atacante,<text:span text:style-name="T5">2</text:span>9,8<text:span text:style-name="T5">3,</text:span>8<text:span text:style-name="T5">3,81,50</text:span></text:p>
      <text:p text:style-name="P36">Juanfran,<text:span text:style-name="T9">Zagueiro</text:span>,<text:span text:style-name="T5">31,</text:span>8<text:span text:style-name="T5">3,</text:span>8<text:span text:style-name="T5">3,84,50</text:span></text:p>
      <text:p text:style-name="P34">Yannick Carrasco,Meia,<text:span text:style-name="T5">23,</text:span>8<text:span text:style-name="T5">2,</text:span>88,<text:span text:style-name="T11">85,50</text:span></text:p>
      <text:p text:style-name="P35">Stefan Savic,Zagueiro,<text:span text:style-name="T5">2</text:span>5,<text:span text:style-name="T7">82,86,85,50</text:span></text:p>
      <text:p text:style-name="P39"><text:span text:style-name="T7">Gabi,Meia,33,82,82,88,50</text:span></text:p>
      <text:p text:style-name="P38">Augusto Fernández,Meia,<text:span text:style-name="T5">3</text:span>0,8<text:span text:style-name="T5">1,</text:span>8<text:span text:style-name="T5">1,82,50</text:span></text:p>
      <text:p text:style-name="P38">Moyá,Goleiro,<text:span text:style-name="T5">32,</text:span>8<text:span text:style-name="T5">1,</text:span>8<text:span text:style-name="T5">1,82,50</text:span></text:p>
      <text:p text:style-name="P37">Fernando Torres,Atacante,<text:span text:style-name="T5">32,</text:span>8<text:span text:style-name="T5">1,</text:span>8<text:span text:style-name="T5">1,85,50</text:span></text:p>
      <text:p text:style-name="P37">Tiago,Meia,<text:span text:style-name="T5">3</text:span>5,8<text:span text:style-name="T5">1,</text:span>8<text:span text:style-name="T5">1,86,50</text:span></text:p>
      <text:p text:style-name="P38">Saúl,Meia,<text:span text:style-name="T5">21,</text:span>80,88,<text:span text:style-name="T11">81,50</text:span></text:p>
      <text:p text:style-name="P37">Ángel Corra,Atacante,<text:span text:style-name="T5">21,</text:span>79,88,<text:span text:style-name="T11">85,50</text:span></text:p>
      <text:p text:style-name="P38">Sime Vrsaljko,<text:span text:style-name="T9">Zagueiro</text:span>,<text:span text:style-name="T5">24,</text:span>78,8<text:span text:style-name="T5">2,81,50</text:span></text:p>
      <text:p text:style-name="P37">Lucas Hernández,Zagueiro,<text:span text:style-name="T5">2</text:span>0,76,87,<text:span text:style-name="T11">80,50</text:span></text:p>
      <text:p text:style-name="P37">Alessio Cerci,Atacante,<text:span text:style-name="T5">2</text:span>9,76,76,<text:span text:style-name="T11">77,50</text:span></text:p>
      <text:p text:style-name="P37">Thomas,Meia,<text:span text:style-name="T5">23,</text:span>75,8<text:span text:style-name="T5">2,80,50</text:span></text:p>
      <text:p text:style-name="P37">André Moreira,Goleiro,<text:span text:style-name="T5">2</text:span>0,70,80,<text:span text:style-name="T11">75,50</text:span></text:p>
      <text:p text:style-name="P37">Caio Henrique,Meia,<text:span text:style-name="T5">1</text:span>9,66,8<text:span text:style-name="T5">3,76,50</text:span></text:p>
      <text:p text:style-name="P37">Bernabé,Goleiro,<text:span text:style-name="T5">23,</text:span>6<text:span text:style-name="T5">4,</text:span>7<text:span text:style-name="T5">2,70,50</text:span></text:p>
      <text:p text:style-name="P37">Juan Moreno,Meia,<text:span text:style-name="T5">1</text:span>9,6<text:span text:style-name="T5">2,</text:span>7<text:span text:style-name="T5">1,68,50</text:span></text:p>
      <text:p text:style-name="P37">Borja González,<text:span text:style-name="T9">Zagueiro</text:span>,<text:span text:style-name="T5">2</text:span>0,6<text:span text:style-name="T5">2,</text:span>7<text:span text:style-name="T5">4,68,50</text:span></text:p>
      <text:p text:style-name="P37">Álex García,Zagueiro,<text:span text:style-name="T5">22,</text:span>6<text:span text:style-name="T5">1,</text:span>67,<text:span text:style-name="T11">60,50</text:span></text:p>
      <text:p text:style-name="P37">Roberto Núñez,Atacante,<text:span text:style-name="T5">2</text:span>0,6<text:span text:style-name="T5">1,</text:span>75,<text:span text:style-name="T11">70,50</text:span></text:p>
      <text:p text:style-name="P37"/>
      <text:p text:style-name="P40">Juventus</text:p>
      <text:p text:style-name="P40"/>
      <text:p text:style-name="P40">Gonzalo Higuaín,Atacante,<text:span text:style-name="T5">2</text:span>8,88,88,<text:span text:style-name="T11">87,50</text:span></text:p>
      <text:p text:style-name="P40">Giorgio Chiellini,Zagueiro,<text:span text:style-name="T5">32,</text:span>88,88,<text:span text:style-name="T11">89,50</text:span></text:p>
      <text:p text:style-name="P40">Gianluigi Buffon,Goleiro,<text:span text:style-name="T5">3</text:span>8,88,88,<text:span text:style-name="T11">86,50</text:span></text:p>
      <text:p text:style-name="P40">Leonardo Bonucci,Zagueiro,<text:span text:style-name="T5">2</text:span>9,87,87,<text:span text:style-name="T11">88,50</text:span></text:p>
      <text:p text:style-name="P42">Claudio Marchisio,Meia,<text:span text:style-name="T5">3</text:span>0,86,86,<text:span text:style-name="T11">81,50</text:span></text:p>
      <text:p text:style-name="P42">Andrea Barzagli,Zagueiro,<text:span text:style-name="T5">3</text:span>5,86,86,<text:span text:style-name="T11">84,50</text:span></text:p>
      <text:p text:style-name="P40">Paulo Dybala,Atacante,<text:span text:style-name="T5">22,</text:span>85,9<text:span text:style-name="T5">2,87,50</text:span></text:p>
      <text:p text:style-name="P42">Miralem Pjanic,Meia,<text:span text:style-name="T5">2</text:span>6,85,87,<text:span text:style-name="T11">81,50</text:span></text:p>
      <text:p text:style-name="P40">Dani Alves,<text:span text:style-name="T9">Zagueiro</text:span>,<text:span text:style-name="T5">33,</text:span>85,85,<text:span text:style-name="T11">88,50</text:span></text:p>
      <text:p text:style-name="P42">Alex Sandro,Meia,<text:span text:style-name="T5">2</text:span>5,8<text:span text:style-name="T5">4,</text:span>87,<text:span text:style-name="T11">81,50</text:span></text:p>
      <text:p text:style-name="P40">Mario Mandzukic,Atacante,<text:span text:style-name="T5">3</text:span>0,8<text:span text:style-name="T5">3,</text:span>8<text:span text:style-name="T5">3,85,50</text:span></text:p>
      <text:p text:style-name="P40">Sami Khedira,Meia,<text:span text:style-name="T5">2</text:span>9,8<text:span text:style-name="T5">3,</text:span>8<text:span text:style-name="T5">3,86,50</text:span></text:p>
      <text:p text:style-name="P40">Medhi Benatia,Zagueiro,<text:span text:style-name="T5">2</text:span>9,8<text:span text:style-name="T5">3,</text:span>8<text:span text:style-name="T3">3,80,50</text:span></text:p>
      <text:p text:style-name="P42">Stephan Lichtsteiner,Meia,<text:span text:style-name="T3">32,</text:span>8<text:span text:style-name="T3">3,</text:span>8<text:span text:style-name="T3">3,81,50</text:span></text:p>
      <text:p text:style-name="P42">Juan Cuadrado,Meia,<text:span text:style-name="T3">2</text:span>8,8<text:span text:style-name="T3">2,</text:span>8<text:span text:style-name="T3">2,84,50</text:span></text:p>
      <text:p text:style-name="P40">Patrice Evra,Meia,<text:span text:style-name="T3">3</text:span>5,8<text:span text:style-name="T3">2,</text:span>8<text:span text:style-name="T3">2,80,50</text:span></text:p>
      <text:p text:style-name="P42">Neto,Goleiro,<text:span text:style-name="T3">2</text:span>7,80,80,<text:span text:style-name="T11">81,50</text:span></text:p>
      <text:p text:style-name="P40">Kwadwo Asamoah,Meia,<text:span text:style-name="T3">2</text:span>7,80,8<text:span text:style-name="T3">1,79,50</text:span></text:p>
      <text:p text:style-name="P42"><text:soft-page-break/>Hernanes,Meia,<text:span text:style-name="T3">31,</text:span>80,80,<text:span text:style-name="T11">82,50</text:span></text:p>
      <text:p text:style-name="P42"/>
      <text:p text:style-name="P42">Daniele Rugani,Zagueiro,<text:span text:style-name="T3">22,</text:span>79,87,<text:span text:style-name="T11">81,50</text:span></text:p>
      <text:p text:style-name="P40">Maria Lemina,Meia,<text:span text:style-name="T3">23</text:span>,77,8<text:span text:style-name="T3">3,80,50</text:span></text:p>
      <text:p text:style-name="P40">Stefano Sturaro,Meia,<text:span text:style-name="T3">23,</text:span>77,8<text:span text:style-name="T3">2,79,50</text:span></text:p>
      <text:p text:style-name="P41">Marko Pjaca,Atacante<text:span text:style-name="T8">,21,76,86,75,50</text:span></text:p>
      <text:p text:style-name="P43">Federico Mattiello,<text:span text:style-name="T9">Zagueiro</text:span>,21,72,84,<text:span text:style-name="T11">76,50</text:span></text:p>
      <text:p text:style-name="P44">Paolo De Ceglie,Meia,30,72,72,<text:span text:style-name="T11">73,50</text:span></text:p>
      <text:p text:style-name="P44">Rolando Mandragora,Zagueiro,19,69,82,<text:span text:style-name="T11">71,50</text:span></text:p>
      <text:p text:style-name="P44">Emil Audero,Goleiro,19,67,77,<text:span text:style-name="T11">72,5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6:12:37.156000000</meta:creation-date>
    <dc:date>2016-10-30T16:05:18.959000000</dc:date>
    <meta:editing-duration>P3DT1H42M14S</meta:editing-duration>
    <meta:editing-cycles>2</meta:editing-cycles>
    <meta:generator>LibreOffice/5.2.0.4$Windows_x86 LibreOffice_project/066b007f5ebcc236395c7d282ba488bca6720265</meta:generator>
    <meta:document-statistic meta:table-count="0" meta:image-count="0" meta:object-count="0" meta:page-count="4" meta:paragraph-count="153" meta:word-count="292" meta:character-count="5225" meta:non-whitespace-character-count="5084"/>
  </office:meta>
</office:document-meta>
</file>